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6-07_11-33-18_000.jpg</text:p>
          </table:table-cell>
          <table:table-cell table:style-name="ce20" office:value-type="string">
            <text:p>:m dessin,sketch / des. object=キタキツネ / @web画像 / other=~,memo+,found~</text:p>
          </table:table-cell>
          <table:table-cell table:style-name="ce4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2]=&quot;&quot;;[.C2];CONCATENATE([.C2];&quot; / &quot;;[.E2]))" office:value-type="string" office:string-value=":m dessin,sketch / des. object=キタキツネ / @web画像 / other=~,memo+,found~">
            <text:p>:m dessin,sketch / des. object=キタキツネ / @web画像 / other=~,memo+,found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07_11-40-24_000.jpg</text:p>
          </table:table-cell>
          <table:table-cell table:style-name="ce20" office:value-type="string">
            <text:p>:m other / お母さんから　お金もらう / amount=３万円 / topic=月々の小遣い / total-amount=２回分：６万円：2020-12;2021-02</text:p>
          </table:table-cell>
          <table:table-cell table:style-name="ce4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3]=&quot;&quot;;[.C3];CONCATENATE([.C3];&quot; / &quot;;[.E3]))" office:value-type="string" office:string-value=":m other / お母さんから　お金もらう / amount=３万円 / topic=月々の小遣い / total-amount=２回分：６万円：2020-12;2021-02">
            <text:p>:m other / お母さんから　お金もらう / amount=３万円 / topic=月々の小遣い / total-amount=２回分：６万円：2020-12;2021-0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6-07_13-51-06_000.jpg</text:p>
          </table:table-cell>
          <table:table-cell table:style-name="ce20" office:value-type="string">
            <text:p>:m RES 1-2*2 / free# JVEMV6 68#_9:s-1 / 68. theoretical-physics(tp) (v-2.0) / topics=quantum-gravity,w:mass;charge;renormalization;infinities;,other=~,s=~,i=~,doc=</text:p>
          </table:table-cell>
          <table:table-cell table:style-name="ce19"/>
          <table:table-cell table:style-name="ce4"/>
          <table:table-cell table:style-name="ce4" office:value-type="string">
            <text:p>N-35-35-28.710937 E-139-34-49.379882</text:p>
          </table:table-cell>
          <table:table-cell table:style-name="ce38" table:formula="of:=IF([.E4]=&quot;&quot;;[.C4];CONCATENATE([.C4];&quot; / &quot;;[.E4]))" office:value-type="string" office:string-value=":m RES 1-2*2 / free# JVEMV6 68#_9:s-1 / 68. theoretical-physics(tp) (v-2.0) / topics=quantum-gravity,w:mass;charge;renormalization;infinities;,other=~,s=~,i=~,doc=">
            <text:p>:m RES 1-2*2 / free# JVEMV6 68#_9:s-1 / 68. theoretical-physics(tp) (v-2.0) / topics=quantum-gravity,w:mass;charge;renormalization;infinities;,other=~,s=~,i=~,doc=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07_14-14-42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73608 E-139-34-49.160156</text:p>
          </table:table-cell>
          <table:table-cell table:style-name="ce3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6-07_15-42-17_000.jpg</text:p>
          </table:table-cell>
          <table:table-cell table:style-name="ce20" office:value-type="string">
            <text:p>:m sketch / des. object=キタキツネ / @web画像 / other=~,memo+,found~</text:p>
          </table:table-cell>
          <table:table-cell table:style-name="ce19"/>
          <table:table-cell table:style-name="ce4"/>
          <table:table-cell table:style-name="ce4" office:value-type="string">
            <text:p>N-35-35-28.546142 E-139-34-49.160156</text:p>
          </table:table-cell>
          <table:table-cell table:style-name="ce38" table:formula="of:=IF([.E6]=&quot;&quot;;[.C6];CONCATENATE([.C6];&quot; / &quot;;[.E6]))" office:value-type="string" office:string-value=":m sketch / des. object=キタキツネ / @web画像 / other=~,memo+,found~">
            <text:p>:m sketch / des. object=キタキツネ / @web画像 / other=~,memo+,found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07_20-30-31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01074 E-139-34-49.324951</text:p>
          </table:table-cell>
          <table:table-cell table:style-name="ce38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08_01-16-27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42272 E-139-34-48.995361</text:p>
          </table:table-cell>
          <table:table-cell table:style-name="ce38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08_07-22-48_000.jpg</text:p>
          </table:table-cell>
          <table:table-cell table:style-name="ce20" office:value-type="string">
            <text:p>:tome/ (lang=ja) / topic=やること / content=tp、sketching、笛：やりたいだけ、やろう；そのあとは、何でもできる、君が心を置くものは、何でも</text:p>
          </table:table-cell>
          <table:table-cell table:style-name="ce19"/>
          <table:table-cell table:style-name="ce4"/>
          <table:table-cell table:style-name="ce4" office:value-type="string">
            <text:p>N-35-35-28.587341 E-139-34-48.995361</text:p>
          </table:table-cell>
          <table:table-cell table:style-name="ce38" table:formula="of:=IF([.E9]=&quot;&quot;;[.C9];CONCATENATE([.C9];&quot; / &quot;;[.E9]))" office:value-type="string" office:string-value=":tome/ (lang=ja) / topic=やること / content=tp、sketching、笛：やりたいだけ、やろう；そのあとは、何でもできる、君が心を置くものは、何でも">
            <text:p>:tome/ (lang=ja) / topic=やること / content=tp、sketching、笛：やりたいだけ、やろう；そのあとは、何でもできる、君が心を置くものは、何で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4" office:value-type="string">
            <text:p>2021-06-08_07-23-02_000.jpg</text:p>
          </table:table-cell>
          <table:table-cell table:style-name="ce19" office:value-type="string">
            <text:p>:m 記録 / お酒：飲んだ量</text:p>
          </table:table-cell>
          <table:table-cell table:style-name="ce17"/>
          <table:table-cell table:style-name="ce4"/>
          <table:table-cell table:style-name="ce4" office:value-type="string">
            <text:p>N-35-35-28.601074 E-139-34-49.050292</text:p>
          </table:table-cell>
          <table:table-cell table:style-name="ce38" table:formula="of:=IF([.E10]=&quot;&quot;;[.C10];CONCATENATE([.C10];&quot; / &quot;;[.E10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6-08_07-43-32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587341 E-139-34-48.995361</text:p>
          </table:table-cell>
          <table:table-cell table:style-name="ce38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3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2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2">
          <table:table-cell table:style-name="ce3"/>
          <table:table-cell table:style-name="ce4"/>
          <table:table-cell table:style-name="ce17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7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0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0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8">2021/06/08</text:date>, <text:time>08:23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6-08T08:23:25.27</dc:date>
    <dc:creator>iwabuchi ken</dc:creator>
    <meta:editing-duration>P34DT4H55M13S</meta:editing-duration>
    <meta:editing-cycles>12623</meta:editing-cycles>
    <meta:document-statistic meta:table-count="1" meta:cell-count="350" meta:object-count="0"/>
  </office:meta>
</office:document-meta>
</file>